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marker-start="" draw:marker-start-width="0.3cm" draw:marker-end="Arrow" draw:marker-end-width="0.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marker-start-width="0.3cm" draw:marker-end="Arrow" draw:marker-end-width="0.2cm" draw:textarea-horizontal-align="center" draw:textarea-vertical-align="middle"/>
    </style:style>
    <style:style style:name="gr8" style:family="graphic" style:parent-style-name="standard">
      <style:graphic-properties draw:marker-end="Arrow" draw:marker-end-width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4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/>
    </style:style>
    <style:style style:name="T1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1.25cm" svg:x="8cm" svg:y="3.25cm">
          <text:p text:style-name="P1"><text:span text:style-name="T1">Удаление мутекса из списка</text:span><text:span text:style-name="T1"><text:line-break/></text:span><text:span text:style-name="T1">захваченных задачей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6cm" svg:height="2cm" svg:x="7.5cm" svg:y="5cm">
          <text:p text:style-name="P1"><text:span text:style-name="T1">Приоритет задачи &lt;=</text:span><text:span text:style-name="T1"><text:line-break/></text:span><text:span text:style-name="T1">приоритета 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4cm" svg:height="1cm" svg:x="8.5cm" svg:y="1.5cm" draw:corner-radius="0.5cm">
          <text:p text:style-name="P1"><text:span text:style-name="T1">mutex_unlock ()</text:span></text:p>
        </draw:rect>
        <draw:rect draw:style-name="gr2" draw:text-style-name="P2" draw:layer="layout" svg:width="2cm" svg:height="1cm" svg:x="9.5cm" svg:y="19cm" draw:corner-radius="0.5cm">
          <text:p text:style-name="P1"><text:span text:style-name="T1">Готово</text:span></text:p>
        </draw:rect>
        <draw:line draw:style-name="gr3" draw:text-style-name="P2" draw:layer="layout" svg:x1="10.5cm" svg:y1="16.2cm" svg:x2="10.5cm" svg:y2="17cm">
          <text:p/>
        </draw:line>
        <draw:line draw:style-name="gr4" draw:text-style-name="P2" draw:layer="layout" svg:x1="10.5cm" svg:y1="2.5cm" svg:x2="10.5cm" svg:y2="3.25cm">
          <text:p/>
        </draw:line>
        <draw:line draw:style-name="gr4" draw:text-style-name="P2" draw:layer="layout" svg:x1="10.5cm" svg:y1="4.5cm" svg:x2="10.5cm" svg:y2="5cm">
          <text:p/>
        </draw:line>
        <draw:custom-shape draw:style-name="gr1" draw:text-style-name="P2" draw:id="id2" draw:layer="layout" svg:width="6cm" svg:height="2cm" svg:x="14cm" svg:y="6.4cm">
          <text:p text:style-name="P1"><text:span text:style-name="T1">Базовый </text:span><text:span text:style-name="T1"><text:line-break/></text:span><text:span text:style-name="T1">приоритет задачи &lt;</text:span><text:span text:style-name="T1"><text:line-break/></text:span><text:span text:style-name="T1">приоритета</text:span></text:p>
          <text:p text:style-name="P1"><text:span text:style-name="T1">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5cm" svg:height="1.25cm" svg:x="14.5cm" svg:y="9.2cm">
          <text:p text:style-name="P1"><text:span text:style-name="T1">Перевычисление</text:span><text:span text:style-name="T1"><text:line-break/></text:span><text:span text:style-name="T1">приоритета задачи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3.5cm" svg:y1="6cm" svg:x2="17cm" svg:y2="6.4cm" draw:start-shape="id1" draw:start-glue-point="7" draw:end-shape="id2" draw:end-glue-point="4" svg:d="m13500 6000h3500v400">
          <text:p/>
        </draw:connector>
        <draw:line draw:style-name="gr3" draw:text-style-name="P2" draw:layer="layout" svg:x1="17cm" svg:y1="8.5cm" svg:x2="17cm" svg:y2="9.25cm">
          <text:p/>
        </draw:line>
        <draw:line draw:style-name="gr3" draw:text-style-name="P2" draw:layer="layout" svg:x1="10.5cm" svg:y1="7cm" svg:x2="10.5cm" svg:y2="8cm">
          <text:p/>
        </draw:line>
        <draw:line draw:style-name="gr3" draw:text-style-name="P2" draw:id="id4" draw:layer="layout" svg:x1="14cm" svg:y1="7.4cm" svg:x2="10.5cm" svg:y2="7.35cm">
          <draw:glue-point draw:id="4" svg:x="3.571cm" svg:y="-5cm"/>
          <text:p/>
        </draw:line>
        <draw:connector draw:style-name="gr5" draw:text-style-name="P2" draw:layer="layout" draw:line-skew="0cm 3.5cm 1.396cm" svg:x1="17cm" svg:y1="10.45cm" svg:x2="13.499cm" svg:y2="7.35cm" draw:start-shape="id3" draw:start-glue-point="2" draw:end-shape="id4" draw:end-glue-point="4" svg:d="m17000 10450v501h-3500v-2801h-1v-800">
          <text:p/>
        </draw:connector>
        <draw:custom-shape draw:style-name="gr1" draw:text-style-name="P2" draw:id="id9" draw:layer="layout" svg:width="5cm" svg:height="2cm" svg:x="8cm" svg:y="8cm">
          <text:p text:style-name="P1"><text:span text:style-name="T1">Мутекс связан</text:span><text:span text:style-name="T1"><text:line-break/></text:span><text:span text:style-name="T1">с прерыванием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0.938cm" svg:height="0.683cm" svg:x="13.4cm" svg:y="5.25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9.2cm" svg:y="6.851cm">
          <draw:text-box>
            <text:p><text:span text:style-name="T1">Нет</text:span></text:p>
          </draw:text-box>
        </draw:frame>
        <draw:frame draw:style-name="gr6" draw:text-style-name="P3" draw:layer="layout" svg:width="1.124cm" svg:height="0.683cm" svg:x="13.201cm" svg:y="6.752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16cm" svg:y="8.351cm">
          <draw:text-box>
            <text:p><text:span text:style-name="T1">Да</text:span></text:p>
          </draw:text-box>
        </draw:frame>
        <draw:frame draw:style-name="gr6" draw:text-style-name="P3" draw:layer="layout" svg:width="0.938cm" svg:height="0.683cm" svg:x="7.2cm" svg:y="8.251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9.201cm" svg:y="9.752cm">
          <draw:text-box>
            <text:p><text:span text:style-name="T1">Нет</text:span></text:p>
          </draw:text-box>
        </draw:frame>
        <draw:custom-shape draw:style-name="gr1" draw:text-style-name="P2" draw:id="id5" draw:layer="layout" svg:width="6cm" svg:height="2cm" svg:x="7.5cm" svg:y="11.5cm">
          <text:p text:style-name="P1"><text:span text:style-name="T1">Есть задачи,</text:span><text:span text:style-name="T1"><text:line-break/></text:span><text:span text:style-name="T1">ждущие освобождения</text:span><text:span text:style-name="T1"><text:line-break/></text:span><text:span text:style-name="T1">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0.5cm" svg:y1="10cm" svg:x2="10.5cm" svg:y2="11.5cm">
          <text:p/>
        </draw:line>
        <draw:frame draw:style-name="gr6" draw:text-style-name="P3" draw:layer="layout" svg:width="0.938cm" svg:height="0.683cm" svg:x="9.3cm" svg:y="13.252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13.002cm" svg:y="12.553cm">
          <draw:text-box>
            <text:p><text:span text:style-name="T1">Нет</text:span></text:p>
          </draw:text-box>
        </draw:frame>
        <draw:custom-shape draw:style-name="gr1" draw:text-style-name="P2" draw:layer="layout" svg:width="5cm" svg:height="2cm" svg:x="8cm" svg:y="14.2cm">
          <text:p text:style-name="P1"><text:span text:style-name="T1">Занесение всех задач,</text:span><text:span text:style-name="T1"><text:line-break/></text:span><text:span text:style-name="T1">ждущих освобождения</text:span><text:span text:style-name="T1"><text:line-break/></text:span><text:span text:style-name="T1">мутекса, в список</text:span><text:span text:style-name="T1"><text:line-break/></text:span><text:span text:style-name="T1">task_activ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cm" svg:y1="13.5cm" svg:x2="10.5cm" svg:y2="14.25cm">
          <text:p/>
        </draw:line>
        <draw:custom-shape draw:style-name="gr1" draw:text-style-name="P2" draw:layer="layout" svg:width="5cm" svg:height="1cm" svg:x="8cm" svg:y="17cm">
          <text:p text:style-name="P1"><text:span text:style-name="T1">Переключение задач</text:span></text:p>
          <draw:enhanced-geometry svg:viewBox="0 0 21600 21600" draw:type="rectangle" draw:enhanced-path="M 0 0 L 21600 0 21600 21600 0 21600 0 0 Z N"/>
        </draw:custom-shape>
        <draw:line draw:style-name="gr4" draw:text-style-name="P2" draw:id="id6" draw:layer="layout" svg:x1="10.5cm" svg:y1="18cm" svg:x2="10.5cm" svg:y2="19cm">
          <text:p/>
        </draw:line>
        <draw:connector draw:style-name="gr7" draw:text-style-name="P4" draw:layer="layout" svg:x1="13.5cm" svg:y1="12.5cm" svg:x2="10.5cm" svg:y2="18.5cm" draw:start-shape="id5" draw:start-glue-point="7" draw:end-shape="id6" draw:end-glue-point="1" svg:d="m13500 12500h502v6000h-3502">
          <text:p/>
        </draw:connector>
        <draw:custom-shape draw:style-name="gr1" draw:text-style-name="P2" draw:id="id10" draw:layer="layout" svg:width="5.5cm" svg:height="2.5cm" svg:x="1.3cm" svg:y="9.5cm">
          <text:p text:style-name="P1"><text:span text:style-name="T1">Установлен</text:span></text:p>
          <text:p text:style-name="P1"><text:span text:style-name="T1">флаг отложенного</text:span><text:span text:style-name="T1"><text:line-break/></text:span><text:span text:style-name="T1">вызова быстрого</text:span><text:span text:style-name="T1"><text:line-break/></text:span><text:span text:style-name="T1">обработчик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cm" svg:height="1.25cm" svg:x="1.8cm" svg:y="12.5cm">
          <text:p text:style-name="P1"><text:span text:style-name="T1">Сброс флага</text:span><text:span text:style-name="T1"><text:line-break/></text:span><text:span text:style-name="T1">отложенного вызов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25cm" svg:x="1.8cm" svg:y="14.3cm">
          <text:p text:style-name="P1"><text:span text:style-name="T1">Вызов быстрого</text:span><text:span text:style-name="T1"><text:line-break/></text:span><text:span text:style-name="T1">обработчика прерывания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5cm" svg:x="1.8cm" svg:y="16cm">
          <text:p text:style-name="P1"><text:span text:style-name="T1">Обработчик</text:span><text:span text:style-name="T1"><text:line-break/></text:span><text:span text:style-name="T1">вернул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7" draw:layer="layout" svg:width="4.5cm" svg:height="1cm" svg:x="1.8cm" svg:y="18cm">
          <text:p text:style-name="P1"><text:span text:style-name="T1">Посылка сигнала мутексу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124cm" svg:height="0.683cm" svg:x="6.4cm" svg:y="10.052cm">
          <draw:text-box>
            <text:p><text:span text:style-name="T1">Нет</text:span></text:p>
          </draw:text-box>
        </draw:frame>
        <draw:line draw:style-name="gr4" draw:text-style-name="P2" draw:layer="layout" svg:x1="4.05cm" svg:y1="12cm" svg:x2="4.05cm" svg:y2="12.5cm">
          <text:p/>
        </draw:line>
        <draw:frame draw:style-name="gr6" draw:text-style-name="P3" draw:layer="layout" svg:width="0.938cm" svg:height="0.683cm" svg:x="2.9cm" svg:y="11.752cm">
          <draw:text-box>
            <text:p><text:span text:style-name="T1">Да</text:span></text:p>
          </draw:text-box>
        </draw:frame>
        <draw:connector draw:style-name="gr8" draw:layer="layout" svg:x1="4.05cm" svg:y1="19cm" svg:x2="7.001cm" svg:y2="10.75cm" draw:start-shape="id7" draw:start-glue-point="2" draw:end-shape="id8" draw:end-glue-point="4" svg:d="m4050 19000v501h2951v-8751">
          <text:p/>
        </draw:connector>
        <draw:line draw:style-name="gr3" draw:text-style-name="P2" draw:id="id8" draw:layer="layout" svg:x1="6.75cm" svg:y1="10.75cm" svg:x2="10.5cm" svg:y2="10.75cm">
          <draw:glue-point draw:id="4" svg:x="-4.333cm" svg:y="0cm"/>
          <text:p/>
        </draw:line>
        <draw:line draw:style-name="gr4" draw:text-style-name="P2" draw:layer="layout" svg:x1="4.05cm" svg:y1="17.45cm" svg:x2="4.05cm" svg:y2="18cm">
          <text:p/>
        </draw:line>
        <draw:line draw:style-name="gr4" draw:text-style-name="P2" draw:layer="layout" svg:x1="4.05cm" svg:y1="15.55cm" svg:x2="4.05cm" svg:y2="16cm">
          <text:p/>
        </draw:line>
        <draw:line draw:style-name="gr4" draw:text-style-name="P2" draw:layer="layout" svg:x1="4.05cm" svg:y1="13.75cm" svg:x2="4.05cm" svg:y2="14.25cm">
          <text:p/>
        </draw:line>
        <draw:line draw:style-name="gr4" draw:text-style-name="P2" draw:layer="layout" svg:x1="6.25cm" svg:y1="16.75cm" svg:x2="7cm" svg:y2="16.75cm">
          <text:p/>
        </draw:line>
        <draw:frame draw:style-name="gr6" draw:text-style-name="P3" draw:layer="layout" svg:width="1.124cm" svg:height="0.683cm" svg:x="6cm" svg:y="16.053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2.9cm" svg:y="17.253cm">
          <draw:text-box>
            <text:p><text:span text:style-name="T1">Да</text:span></text:p>
          </draw:text-box>
        </draw:frame>
        <draw:connector draw:style-name="gr5" draw:text-style-name="P2" draw:layer="layout" svg:x1="8cm" svg:y1="9cm" svg:x2="4.05cm" svg:y2="9.5cm" draw:start-shape="id9" draw:start-glue-point="5" draw:end-shape="id10" draw:end-glue-point="4" svg:d="m8000 9000h-599v-1h-3351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9T15:49:10</meta:creation-date>
    <dc:date>2010-05-29T19:00:02</dc:date>
    <meta:editing-duration>PT01H26M08S</meta:editing-duration>
    <meta:editing-cycles>34</meta:editing-cycles>
    <meta:generator>OpenOffice.org/3.2$Unix OpenOffice.org_project/320m12$Build-9483</meta:generator>
    <meta:document-statistic meta:object-count="47"/>
  </office:meta>
</office:document-meta>
</file>